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Liberation Serif" fo:font-size="12pt" fo:font-weight="normal" officeooo:rsid="0108d018" officeooo:paragraph-rsid="0108d018" style:font-size-asian="12pt" style:font-weight-asian="normal" style:font-size-complex="12pt" style:font-weight-complex="normal"/>
    </style:style>
    <style:style style:name="P2" style:family="paragraph" style:parent-style-name="Preformatted_20_Text">
      <style:paragraph-properties fo:text-align="center" style:justify-single-word="false"/>
      <style:text-properties style:font-name="Liberation Serif" fo:font-size="12pt" fo:font-weight="normal" officeooo:rsid="010daa7a" officeooo:paragraph-rsid="010daa7a" style:font-size-asian="12pt" style:font-weight-asian="normal" style:font-size-complex="12pt" style:font-weight-complex="normal"/>
    </style:style>
    <style:style style:name="P3" style:family="paragraph" style:parent-style-name="Preformatted_20_Text">
      <style:paragraph-properties fo:text-align="center" style:justify-single-word="false"/>
      <style:text-properties style:font-name="Liberation Serif" fo:font-size="12pt" fo:font-weight="normal" officeooo:rsid="024bec50" officeooo:paragraph-rsid="024bec50" style:font-size-asian="12pt" style:font-weight-asian="normal" style:font-size-complex="12pt" style:font-weight-complex="normal"/>
    </style:style>
    <style:style style:name="P4" style:family="paragraph" style:parent-style-name="Preformatted_20_Text">
      <style:paragraph-properties fo:text-align="center" style:justify-single-word="false"/>
      <style:text-properties style:font-name="Liberation Serif" fo:font-size="12pt" fo:font-weight="normal" officeooo:rsid="010c7d35" officeooo:paragraph-rsid="010c7d35" style:font-size-asian="12pt" style:font-weight-asian="normal" style:font-size-complex="12pt" style:font-weight-complex="normal"/>
    </style:style>
    <style:style style:name="P5" style:family="paragraph" style:parent-style-name="Preformatted_20_Text">
      <style:paragraph-properties fo:text-align="center" style:justify-single-word="false"/>
      <style:text-properties style:font-name="Liberation Serif" fo:font-size="12pt" fo:font-weight="normal" officeooo:rsid="010e7ca8" officeooo:paragraph-rsid="00f4a023" style:font-size-asian="12pt" style:font-weight-asian="normal" style:font-size-complex="12pt" style:font-weight-complex="normal"/>
    </style:style>
    <style:style style:name="P6" style:family="paragraph" style:parent-style-name="Preformatted_20_Text">
      <style:paragraph-properties fo:text-align="center" style:justify-single-word="false"/>
      <style:text-properties style:font-name="Liberation Serif" fo:font-size="12pt" fo:font-weight="normal" officeooo:rsid="010ffcef" officeooo:paragraph-rsid="010ffcef" style:font-size-asian="12pt" style:font-weight-asian="normal" style:font-size-complex="12pt" style:font-weight-complex="normal"/>
    </style:style>
    <style:style style:name="P7" style:family="paragraph" style:parent-style-name="Preformatted_20_Text">
      <style:paragraph-properties fo:text-align="center" style:justify-single-word="false"/>
      <style:text-properties style:font-name="Liberation Serif" fo:font-size="12pt" fo:font-weight="normal" officeooo:rsid="00f6932c" officeooo:paragraph-rsid="00f6932c" style:font-size-asian="12pt" style:font-weight-asian="normal" style:font-size-complex="12pt" style:font-weight-complex="normal"/>
    </style:style>
    <style:style style:name="P8" style:family="paragraph" style:parent-style-name="Preformatted_20_Text">
      <style:paragraph-properties fo:text-align="center" style:justify-single-word="false"/>
      <style:text-properties style:font-name="Liberation Serif" fo:font-size="12pt" fo:font-weight="normal" officeooo:rsid="08815b6b" officeooo:paragraph-rsid="08815b6b" style:font-size-asian="12pt" style:font-weight-asian="normal" style:font-size-complex="12pt" style:font-weight-complex="normal"/>
    </style:style>
    <style:style style:name="P9" style:family="paragraph" style:parent-style-name="Preformatted_20_Text">
      <style:paragraph-properties fo:text-align="center" style:justify-single-word="false"/>
      <style:text-properties style:font-name="Liberation Serif" fo:font-size="12pt" fo:font-weight="normal" officeooo:rsid="08815b6b" officeooo:paragraph-rsid="0881bdee" style:font-size-asian="12pt" style:font-weight-asian="normal" style:font-size-complex="12pt" style:font-weight-complex="normal"/>
    </style:style>
    <style:style style:name="P10" style:family="paragraph" style:parent-style-name="Preformatted_20_Text">
      <style:paragraph-properties fo:text-align="center" style:justify-single-word="false"/>
      <style:text-properties style:font-name="Liberation Serif" fo:font-size="12pt" fo:font-weight="normal" officeooo:rsid="08867392" officeooo:paragraph-rsid="08867392" style:font-size-asian="12pt" style:font-weight-asian="normal" style:font-size-complex="12pt" style:font-weight-complex="normal"/>
    </style:style>
    <style:style style:name="P11" style:family="paragraph" style:parent-style-name="Preformatted_20_Text">
      <style:paragraph-properties fo:text-align="center" style:justify-single-word="false"/>
      <style:text-properties style:font-name="Liberation Serif" fo:font-size="12pt" fo:font-weight="normal" officeooo:rsid="0881bdee" officeooo:paragraph-rsid="0881bdee" style:font-name-asian="Courier New" style:font-size-asian="12pt" style:font-weight-asian="normal" style:font-name-complex="Liberation Mono" style:font-size-complex="12pt" style:font-weight-complex="normal"/>
    </style:style>
    <style:style style:name="P12" style:family="paragraph" style:parent-style-name="Preformatted_20_Text">
      <style:paragraph-properties fo:text-align="center" style:justify-single-word="false"/>
      <style:text-properties style:font-name="Liberation Serif" fo:font-size="12pt" fo:font-weight="bold" officeooo:rsid="010daa7a" officeooo:paragraph-rsid="010daa7a" style:font-size-asian="12pt" style:font-weight-asian="bold" style:font-size-complex="12pt" style:font-weight-complex="bold"/>
    </style:style>
    <style:style style:name="P13" style:family="paragraph" style:parent-style-name="Preformatted_20_Text">
      <style:paragraph-properties fo:text-align="center" style:justify-single-word="false"/>
      <style:text-properties style:font-name="Liberation Serif" fo:font-size="18pt" fo:font-weight="bold" officeooo:rsid="070d7a99" officeooo:paragraph-rsid="02285753" style:font-size-asian="18pt" style:font-weight-asian="bold" style:font-size-complex="18pt" style:font-weight-complex="bold"/>
    </style:style>
    <style:style style:name="P14" style:family="paragraph" style:parent-style-name="Preformatted_20_Text">
      <style:paragraph-properties fo:text-align="center" style:justify-single-word="false"/>
      <style:text-properties style:font-name="Liberation Serif" fo:font-size="18pt" fo:font-weight="bold" officeooo:rsid="08275d56" officeooo:paragraph-rsid="08275d56" style:font-size-asian="18pt" style:font-weight-asian="bold" style:font-size-complex="18pt" style:font-weight-complex="bold"/>
    </style:style>
    <style:style style:name="P15" style:family="paragraph" style:parent-style-name="Standard">
      <style:paragraph-properties fo:margin-top="0cm" fo:margin-bottom="0cm" loext:contextual-spacing="false" fo:line-height="100%" fo:text-align="start" style:justify-single-word="false"/>
      <style:text-properties fo:font-style="normal" fo:font-weight="normal" officeooo:rsid="0742128f" officeooo:paragraph-rsid="074cc7ae" style:font-style-asian="normal" style:font-weight-asian="normal" style:font-style-complex="normal" style:font-weight-complex="normal"/>
    </style:style>
    <style:style style:name="P16" style:family="paragraph" style:parent-style-name="Text_20_body">
      <style:paragraph-properties fo:margin-top="0cm" fo:margin-bottom="0cm" loext:contextual-spacing="false" fo:line-height="100%" fo:text-align="justify" style:justify-single-word="false" fo:orphans="0" fo:widows="0"/>
      <style:text-properties fo:font-size="12pt" fo:language="es" fo:country="CO" fo:font-style="normal" fo:font-weight="normal" officeooo:rsid="0618191e" officeooo:paragraph-rsid="073669ea" style:font-size-asian="12pt" style:font-style-asian="normal" style:font-weight-asian="normal" style:font-size-complex="12pt" style:font-style-complex="normal" style:font-weight-complex="normal"/>
    </style:style>
    <style:style style:name="P17" style:family="paragraph" style:parent-style-name="Heading_20_2">
      <style:paragraph-properties fo:text-align="center" style:justify-single-word="false" fo:break-before="page"/>
    </style:style>
    <style:style style:name="P18" style:family="paragraph" style:parent-style-name="Standard">
      <style:paragraph-properties fo:margin-left="1.27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28bb80" officeooo:paragraph-rsid="0828bb80" style:font-size-asian="12pt" style:font-style-asian="normal" style:font-weight-asian="normal" style:font-size-complex="12pt" style:font-style-complex="normal" style:font-weight-complex="normal"/>
    </style:style>
    <style:style style:name="P19" style:family="paragraph" style:parent-style-name="Standard">
      <style:paragraph-properties fo:margin-left="1.27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3aa59f" officeooo:paragraph-rsid="083aa59f" style:font-size-asian="12pt" style:font-style-asian="normal" style:font-weight-asian="normal" style:font-size-complex="12pt" style:font-style-complex="normal" style:font-weight-complex="normal"/>
    </style:style>
    <style:style style:name="P20" style:family="paragraph" style:parent-style-name="Standard">
      <style:paragraph-properties fo:margin-left="1.27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537eae" officeooo:paragraph-rsid="085ade3f" style:font-size-asian="12pt" style:font-style-asian="normal" style:font-weight-asian="normal" style:font-size-complex="12pt" style:font-style-complex="normal" style:font-weight-complex="normal"/>
    </style:style>
    <style:style style:name="P2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28bb80" officeooo:paragraph-rsid="0828bb80" style:font-size-asian="12pt" style:font-style-asian="normal" style:font-weight-asian="normal" style:font-size-complex="12pt" style:font-style-complex="normal" style:font-weight-complex="normal"/>
    </style:style>
    <style:style style:name="P2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297df1" officeooo:paragraph-rsid="082bd7bf" style:font-size-asian="12pt" style:font-style-asian="normal" style:font-weight-asian="normal" style:font-size-complex="12pt" style:font-style-complex="normal" style:font-weight-complex="normal"/>
    </style:style>
    <style:style style:name="P2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2f9e42" officeooo:paragraph-rsid="082f9e42" style:font-size-asian="12pt" style:font-style-asian="normal" style:font-weight-asian="normal" style:font-size-complex="12pt" style:font-style-complex="normal" style:font-weight-complex="normal"/>
    </style:style>
    <style:style style:name="P2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385b91" officeooo:paragraph-rsid="0839b1f8" style:font-size-asian="12pt" style:font-style-asian="normal" style:font-weight-asian="normal" style:font-size-complex="12pt" style:font-style-complex="normal" style:font-weight-complex="normal"/>
    </style:style>
    <style:style style:name="P2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385b91" officeooo:paragraph-rsid="083df5f4" style:font-size-asian="12pt" style:font-style-asian="normal" style:font-weight-asian="normal" style:font-size-complex="12pt" style:font-style-complex="normal" style:font-weight-complex="normal"/>
    </style:style>
    <style:style style:name="P2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3aa59f" officeooo:paragraph-rsid="083aa59f" style:font-size-asian="12pt" style:font-style-asian="normal" style:font-weight-asian="normal" style:font-size-complex="12pt" style:font-style-complex="normal" style:font-weight-complex="normal"/>
    </style:style>
    <style:style style:name="P2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4777f2" officeooo:paragraph-rsid="084777f2" style:font-size-asian="12pt" style:font-style-asian="normal" style:font-weight-asian="normal" style:font-size-complex="12pt" style:font-style-complex="normal" style:font-weight-complex="normal"/>
    </style:style>
    <style:style style:name="P2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50b5e4" officeooo:paragraph-rsid="0850b5e4" style:font-size-asian="12pt" style:font-style-asian="normal" style:font-weight-asian="normal" style:font-size-complex="12pt" style:font-style-complex="normal" style:font-weight-complex="normal"/>
    </style:style>
    <style:style style:name="P2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57855a" officeooo:paragraph-rsid="0857855a" style:font-size-asian="12pt" style:font-style-asian="normal" style:font-weight-asian="normal" style:font-size-complex="12pt" style:font-style-complex="normal" style:font-weight-complex="normal"/>
    </style:style>
    <style:style style:name="P3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57855a" officeooo:paragraph-rsid="087b3844" style:font-size-asian="12pt" style:font-style-asian="normal" style:font-weight-asian="normal" style:font-size-complex="12pt" style:font-style-complex="normal" style:font-weight-complex="normal"/>
    </style:style>
    <style:style style:name="P3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57855a" officeooo:paragraph-rsid="087e7d89" style:font-size-asian="12pt" style:font-style-asian="normal" style:font-weight-asian="normal" style:font-size-complex="12pt" style:font-style-complex="normal" style:font-weight-complex="normal"/>
    </style:style>
    <style:style style:name="P3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57855a" officeooo:paragraph-rsid="088d41cd" style:font-size-asian="12pt" style:font-style-asian="normal" style:font-weight-asian="normal" style:font-size-complex="12pt" style:font-style-complex="normal" style:font-weight-complex="normal"/>
    </style:style>
    <style:style style:name="P3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bold" officeooo:rsid="0836a558" officeooo:paragraph-rsid="0836a558" style:font-size-asian="12pt" style:font-style-asian="normal" style:font-weight-asian="bold" style:font-size-complex="12pt" style:font-style-complex="normal" style:font-weight-complex="bold"/>
    </style:style>
    <style:style style:name="P3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bold" officeooo:rsid="083aa59f" officeooo:paragraph-rsid="083aa59f" style:font-size-asian="12pt" style:font-style-asian="normal" style:font-weight-asian="bold" style:font-size-complex="12pt" style:font-style-complex="normal" style:font-weight-complex="bold"/>
    </style:style>
    <style:style style:name="P3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bold" officeooo:rsid="08537eae" officeooo:paragraph-rsid="08537eae" style:font-size-asian="12pt" style:font-style-asian="normal" style:font-weight-asian="bold" style:font-size-complex="12pt" style:font-style-complex="normal" style:font-weight-complex="bold"/>
    </style:style>
    <style:style style:name="P3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bold" officeooo:rsid="087b3844" officeooo:paragraph-rsid="087b3844" style:font-size-asian="12pt" style:font-style-asian="normal" style:font-weight-asian="bold" style:font-size-complex="12pt" style:font-style-complex="normal" style:font-weight-complex="bold"/>
    </style:style>
    <style:style style:name="P37" style:family="paragraph" style:parent-style-name="Standard" style:master-page-name="">
      <style:paragraph-properties fo:margin-left="0cm" fo:margin-right="0cm" fo:margin-top="0cm" fo:margin-bottom="0cm" loext:contextual-spacing="false" fo:line-height="100%" fo:text-align="start" style:justify-single-word="false" fo:text-indent="0cm" style:auto-text-indent="false" style:page-number="auto"/>
      <style:text-properties fo:font-size="12pt" fo:language="es" fo:country="CO" fo:font-style="normal" fo:font-weight="bold" officeooo:rsid="087e7d89" officeooo:paragraph-rsid="087e7d89" style:font-size-asian="12pt" style:font-style-asian="normal" style:font-weight-asian="bold" style:font-size-complex="12pt" style:font-style-complex="normal" style:font-weight-complex="bold"/>
    </style:style>
    <style:style style:name="P38" style:family="paragraph" style:parent-style-name="Standard" style:master-page-name="">
      <style:paragraph-properties fo:margin-left="0cm" fo:margin-right="0cm" fo:margin-top="0cm" fo:margin-bottom="0cm" loext:contextual-spacing="false" fo:line-height="100%" fo:text-align="start" style:justify-single-word="false" fo:text-indent="0cm" style:auto-text-indent="false" style:page-number="auto"/>
      <style:text-properties fo:font-size="12pt" fo:language="es" fo:country="CO" fo:font-style="normal" fo:font-weight="bold" officeooo:rsid="08855722" officeooo:paragraph-rsid="088d41cd" style:font-size-asian="12pt" style:font-style-asian="normal" style:font-weight-asian="bold" style:font-size-complex="12pt" style:font-style-complex="normal" style:font-weight-complex="bold"/>
    </style:style>
    <style:style style:name="P39" style:family="paragraph" style:parent-style-name="Standard" style:master-page-name="">
      <style:paragraph-properties fo:margin-left="0cm" fo:margin-right="0cm" fo:margin-top="0cm" fo:margin-bottom="0cm" loext:contextual-spacing="false" fo:line-height="100%" fo:text-align="start" style:justify-single-word="false" fo:text-indent="0cm" style:auto-text-indent="false" style:page-number="auto"/>
      <style:text-properties fo:font-size="12pt" fo:language="es" fo:country="CO" fo:font-style="normal" fo:font-weight="bold" officeooo:rsid="0887b805" officeooo:paragraph-rsid="088d41cd" style:font-size-asian="12pt" style:font-style-asian="normal" style:font-weight-asian="bold" style:font-size-complex="12pt" style:font-style-complex="normal" style:font-weight-complex="bold"/>
    </style:style>
    <style:style style:name="P40" style:family="paragraph" style:parent-style-name="Text_20_body">
      <loext:graphic-properties draw:fill="none"/>
      <style:paragraph-properties fo:margin-left="0cm" fo:margin-right="0cm" fo:margin-top="0cm" fo:margin-bottom="0cm" loext:contextual-spacing="false" fo:line-height="100%" fo:text-align="start" style:justify-single-word="false" fo:orphans="0" fo:widows="0" fo:text-indent="0cm" style:auto-text-indent="false" fo:background-color="transparent" style:shadow="none">
        <style:tab-stops/>
      </style:paragraph-properties>
      <style:text-properties fo:font-variant="normal" fo:text-transform="none" fo:color="#000514" style:font-name="Liberation Serif" fo:font-size="12pt" fo:letter-spacing="normal" fo:language="es" fo:country="CO" fo:font-style="normal" fo:font-weight="normal" officeooo:rsid="0618191e" officeooo:paragraph-rsid="087d1ce9" style:font-size-asian="12pt" style:font-style-asian="normal" style:font-weight-asian="normal" style:font-size-complex="12pt" style:font-style-complex="normal" style:font-weight-complex="normal"/>
    </style:style>
    <style:style style:name="P41"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font-style="normal" fo:font-weight="normal" officeooo:paragraph-rsid="08385b91" style:font-size-asian="12pt" style:font-style-asian="normal" style:font-weight-asian="normal" style:font-size-complex="12pt" style:font-style-complex="normal" style:font-weight-complex="normal"/>
    </style:style>
    <style:style style:name="P42"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font-style="normal" fo:font-weight="normal" officeooo:paragraph-rsid="083b9d60" style:font-size-asian="12pt" style:font-style-asian="normal" style:font-weight-asian="normal" style:font-size-complex="12pt" style:font-style-complex="normal" style:font-weight-complex="normal"/>
    </style:style>
    <style:style style:name="P43"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font-style="normal" fo:font-weight="normal" officeooo:paragraph-rsid="084287af" style:font-size-asian="12pt" style:font-style-asian="normal" style:font-weight-asian="normal" style:font-size-complex="12pt" style:font-style-complex="normal" style:font-weight-complex="normal"/>
    </style:style>
    <style:style style:name="P44"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618191e" officeooo:paragraph-rsid="07a8c415" style:font-size-asian="12pt" style:font-style-asian="normal" style:font-weight-asian="normal" style:font-size-complex="12pt" style:font-style-complex="normal" style:font-weight-complex="normal"/>
    </style:style>
    <style:style style:name="P45"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618191e" officeooo:paragraph-rsid="08229816" style:font-size-asian="12pt" style:font-style-asian="normal" style:font-weight-asian="normal" style:font-size-complex="12pt" style:font-style-complex="normal" style:font-weight-complex="normal"/>
    </style:style>
    <style:style style:name="P46"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618191e" officeooo:paragraph-rsid="082d8769" style:font-size-asian="12pt" style:font-style-asian="normal" style:font-weight-asian="normal" style:font-size-complex="12pt" style:font-style-complex="normal" style:font-weight-complex="normal"/>
    </style:style>
    <style:style style:name="P47"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7a7d658" officeooo:paragraph-rsid="08385b91" style:font-size-asian="12pt" style:font-style-asian="normal" style:font-weight-asian="normal" style:font-size-complex="12pt" style:font-style-complex="normal" style:font-weight-complex="normal"/>
    </style:style>
    <style:style style:name="P48"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7a7d658" officeooo:paragraph-rsid="083b9d60" style:font-size-asian="12pt" style:font-style-asian="normal" style:font-weight-asian="normal" style:font-size-complex="12pt" style:font-style-complex="normal" style:font-weight-complex="normal"/>
    </style:style>
    <style:style style:name="P49"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7a7d658" officeooo:paragraph-rsid="084287af" style:font-size-asian="12pt" style:font-style-asian="normal" style:font-weight-asian="normal" style:font-size-complex="12pt" style:font-style-complex="normal" style:font-weight-complex="normal"/>
    </style:style>
    <style:style style:name="P50"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7a7d658" officeooo:paragraph-rsid="0856744f" style:font-size-asian="12pt" style:font-style-asian="normal" style:font-weight-asian="normal" style:font-size-complex="12pt" style:font-style-complex="normal" style:font-weight-complex="normal"/>
    </style:style>
    <style:style style:name="P51"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font-weight="normal" officeooo:paragraph-rsid="088d41cd" style:font-size-asian="12pt" style:font-weight-asian="normal" style:font-size-complex="12pt" style:font-weight-complex="normal"/>
    </style:style>
    <style:style style:name="P52"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variant="normal" fo:text-transform="none" fo:color="#000514" style:font-name="Liberation Serif" fo:font-size="12pt" fo:letter-spacing="normal" fo:language="es" fo:country="CO" fo:font-style="normal" fo:font-weight="normal" officeooo:rsid="0618191e" officeooo:paragraph-rsid="087b3844" style:font-size-asian="12pt" style:font-style-asian="normal" style:font-weight-asian="normal" style:font-size-complex="12pt" style:font-style-complex="normal" style:font-weight-complex="normal"/>
    </style:style>
    <style:style style:name="P53"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style:font-name="Liberation Serif" fo:font-size="12pt" fo:language="es" fo:country="CO" fo:font-style="normal" fo:font-weight="normal" officeooo:rsid="07a7d658" officeooo:paragraph-rsid="087b3844" style:font-size-asian="12pt" style:font-style-asian="normal" style:font-weight-asian="normal" style:font-size-complex="12pt" style:font-style-complex="normal" style:font-weight-complex="normal"/>
    </style:style>
    <style:style style:name="P54"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style:font-name="Liberation Serif" fo:font-size="12pt" fo:language="es" fo:country="CO" fo:font-style="normal" fo:font-weight="normal" officeooo:rsid="07a7d658" officeooo:paragraph-rsid="087e7d89" style:font-size-asian="12pt" style:font-style-asian="normal" style:font-weight-asian="normal" style:font-size-complex="12pt" style:font-style-complex="normal" style:font-weight-complex="normal"/>
    </style:style>
    <style:style style:name="P55"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style:font-name="Liberation Serif" fo:font-size="12pt" fo:language="es" fo:country="CO" fo:font-style="normal" fo:font-weight="normal" officeooo:rsid="07a7d658" officeooo:paragraph-rsid="084287af" style:font-size-asian="12pt" style:font-style-asian="normal" style:font-weight-asian="normal" style:font-size-complex="12pt" style:font-style-complex="normal" style:font-weight-complex="normal"/>
    </style:style>
    <style:style style:name="P56"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style:font-name="Liberation Serif" fo:font-size="12pt" fo:language="es" fo:country="CO" fo:font-style="normal" fo:font-weight="normal" officeooo:rsid="07a7d658" officeooo:paragraph-rsid="088d41cd" style:font-size-asian="12pt" style:font-style-asian="normal" style:font-weight-asian="normal" style:font-size-complex="12pt" style:font-style-complex="normal" style:font-weight-complex="normal"/>
    </style:style>
    <style:style style:name="P57" style:family="paragraph" style:parent-style-name="Heading_20_1">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officeooo:paragraph-rsid="087b3844"/>
    </style:style>
    <style:style style:name="P58" style:family="paragraph" style:parent-style-name="Heading_20_1">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officeooo:paragraph-rsid="087e7d89"/>
    </style:style>
    <style:style style:name="P59" style:family="paragraph" style:parent-style-name="Heading_20_1">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officeooo:paragraph-rsid="088d41cd"/>
    </style:style>
    <style:style style:name="P60" style:family="paragraph" style:parent-style-name="Heading_20_1">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87d1ce9" officeooo:paragraph-rsid="087d3117" style:font-size-asian="12pt" style:font-style-asian="normal" style:font-weight-asian="normal" style:font-size-complex="12pt" style:font-style-complex="normal" style:font-weight-complex="normal"/>
    </style:style>
    <style:style style:name="P61" style:family="paragraph" style:parent-style-name="Heading_20_1">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variant="normal" fo:text-transform="none" fo:color="#000514" style:font-name="Liberation Serif" fo:font-size="12pt" fo:letter-spacing="normal" fo:language="es" fo:country="CO" fo:font-style="normal" fo:font-weight="normal" officeooo:rsid="087d1ce9" officeooo:paragraph-rsid="087d1ce9" style:font-size-asian="12pt" style:font-style-asian="normal" style:font-weight-asian="normal" style:font-size-complex="12pt" style:font-style-complex="normal" style:font-weight-complex="normal"/>
    </style:style>
    <style:style style:name="P62" style:family="paragraph" style:parent-style-name="Heading_20_1">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variant="normal" fo:text-transform="none" fo:color="#000514" style:font-name="Liberation Serif" fo:font-size="12pt" fo:letter-spacing="normal" fo:language="es" fo:country="CO" fo:font-style="normal" fo:font-weight="normal" officeooo:rsid="0618191e" officeooo:paragraph-rsid="087e7d89" style:font-size-asian="12pt" style:font-style-asian="normal" style:font-weight-asian="normal" style:font-size-complex="12pt" style:font-style-complex="normal" style:font-weight-complex="normal"/>
    </style:style>
    <style:style style:name="P63" style:family="paragraph" style:parent-style-name="Text_20_body" style:master-page-name="">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style:page-number="auto" fo:background-color="transparent" style:shadow="none">
        <style:tab-stops/>
      </style:paragraph-properties>
      <style:text-properties fo:font-size="12pt" fo:language="es" fo:country="CO" fo:font-style="normal" fo:font-weight="normal" officeooo:rsid="0618191e" officeooo:paragraph-rsid="08229816" style:font-size-asian="12pt" style:font-style-asian="normal" style:font-weight-asian="normal" style:font-size-complex="12pt" style:font-style-complex="normal" style:font-weight-complex="normal"/>
    </style:style>
    <style:style style:name="P64" style:family="paragraph" style:parent-style-name="Text_20_body" style:master-page-name="">
      <loext:graphic-properties draw:fill="none"/>
      <style:paragraph-properties fo:margin-left="1.3cm" fo:margin-right="0cm" fo:margin-top="0cm" fo:margin-bottom="0cm" loext:contextual-spacing="false" fo:line-height="100%" fo:text-align="start" style:justify-single-word="false" fo:orphans="0" fo:widows="0" fo:text-indent="0cm" style:auto-text-indent="false" style:page-number="auto" fo:background-color="transparent" style:shadow="none">
        <style:tab-stops/>
      </style:paragraph-properties>
      <style:text-properties fo:font-variant="normal" fo:text-transform="none" fo:color="#000514" style:font-name="Liberation Serif" fo:font-size="12pt" fo:letter-spacing="normal" fo:language="es" fo:country="CO" fo:font-style="normal" fo:font-weight="normal" officeooo:rsid="0618191e" officeooo:paragraph-rsid="087d1ce9" style:font-size-asian="12pt" style:font-style-asian="normal" style:font-weight-asian="normal" style:font-size-complex="12pt" style:font-style-complex="normal" style:font-weight-complex="normal"/>
    </style:style>
    <style:style style:name="P65" style:family="paragraph" style:parent-style-name="Heading_20_1" style:master-page-name="">
      <loext:graphic-properties draw:fill="none"/>
      <style:paragraph-properties fo:margin-left="1.3cm" fo:margin-right="0cm" fo:margin-top="0cm" fo:margin-bottom="0cm" loext:contextual-spacing="false" fo:line-height="100%" fo:text-align="start" style:justify-single-word="false" fo:orphans="0" fo:widows="0" fo:text-indent="0cm" style:auto-text-indent="false" style:page-number="auto" fo:background-color="transparent" style:shadow="none" fo:keep-with-next="always">
        <style:tab-stops/>
      </style:paragraph-properties>
      <style:text-properties fo:font-size="12pt" fo:language="es" fo:country="CO" fo:font-style="normal" fo:font-weight="normal" officeooo:rsid="087d1ce9" officeooo:paragraph-rsid="087e7d89" style:font-size-asian="12pt" style:font-style-asian="normal" style:font-weight-asian="normal" style:font-size-complex="12pt" style:font-style-complex="normal" style:font-weight-complex="normal"/>
    </style:style>
    <style:style style:name="P66" style:family="paragraph" style:parent-style-name="Standard" style:master-page-name="">
      <loext:graphic-properties draw:fill="none"/>
      <style:paragraph-properties fo:margin-left="1.3cm" fo:margin-right="0cm" fo:margin-top="0cm" fo:margin-bottom="0cm" loext:contextual-spacing="false" fo:line-height="100%" fo:text-align="start" style:justify-single-word="false" fo:text-indent="0cm" style:auto-text-indent="false" style:page-number="auto" fo:background-color="transparent"/>
      <style:text-properties fo:font-size="12pt" fo:language="es" fo:country="CO" fo:font-style="normal" fo:font-weight="normal" officeooo:rsid="0857855a" officeooo:paragraph-rsid="087b3844" style:font-size-asian="12pt" style:font-style-asian="normal" style:font-weight-asian="normal" style:font-size-complex="12pt" style:font-style-complex="normal" style:font-weight-complex="normal"/>
    </style:style>
    <style:style style:name="P67" style:family="paragraph" style:parent-style-name="Standard" style:master-page-name="">
      <loext:graphic-properties draw:fill="none"/>
      <style:paragraph-properties fo:margin-left="1.3cm" fo:margin-right="0cm" fo:margin-top="0cm" fo:margin-bottom="0cm" loext:contextual-spacing="false" fo:line-height="100%" fo:text-align="start" style:justify-single-word="false" fo:text-indent="0cm" style:auto-text-indent="false" style:page-number="auto" fo:background-color="transparent"/>
      <style:text-properties fo:font-size="12pt" fo:language="es" fo:country="CO" fo:font-style="normal" fo:font-weight="normal" officeooo:rsid="0857855a" officeooo:paragraph-rsid="087e7d89" style:font-size-asian="12pt" style:font-style-asian="normal" style:font-weight-asian="normal" style:font-size-complex="12pt" style:font-style-complex="normal" style:font-weight-complex="normal"/>
    </style:style>
    <style:style style:name="P68" style:family="paragraph" style:parent-style-name="Standard" style:master-page-name="">
      <loext:graphic-properties draw:fill="none"/>
      <style:paragraph-properties fo:margin-left="1.3cm" fo:margin-right="0cm" fo:margin-top="0cm" fo:margin-bottom="0cm" loext:contextual-spacing="false" fo:line-height="100%" fo:text-align="start" style:justify-single-word="false" fo:text-indent="0cm" style:auto-text-indent="false" style:page-number="auto" fo:background-color="transparent"/>
      <style:text-properties fo:font-size="12pt" fo:language="es" fo:country="CO" fo:font-style="normal" fo:font-weight="normal" officeooo:rsid="0857855a" officeooo:paragraph-rsid="088d41cd" style:font-size-asian="12pt" style:font-style-asian="normal" style:font-weight-asian="normal" style:font-size-complex="12pt" style:font-style-complex="normal" style:font-weight-complex="normal"/>
    </style:style>
    <style:style style:name="P69" style:family="paragraph" style:parent-style-name="Standard">
      <loext:graphic-properties draw:fill="none"/>
      <style:paragraph-properties fo:margin-left="1.3cm" fo:margin-right="0cm" fo:margin-top="0cm" fo:margin-bottom="0cm" loext:contextual-spacing="false" fo:line-height="100%" fo:text-align="start" style:justify-single-word="false" fo:text-indent="0cm" style:auto-text-indent="false" fo:background-color="transparent"/>
      <style:text-properties fo:font-size="12pt" fo:language="es" fo:country="CO" fo:font-style="normal" fo:font-weight="normal" officeooo:rsid="0857855a" officeooo:paragraph-rsid="087e7d89" style:font-size-asian="12pt" style:font-style-asian="normal" style:font-weight-asian="normal" style:font-size-complex="12pt" style:font-style-complex="normal" style:font-weight-complex="normal"/>
    </style:style>
    <style:style style:name="P70" style:family="paragraph" style:parent-style-name="Standard">
      <loext:graphic-properties draw:fill="none"/>
      <style:paragraph-properties fo:margin-left="1.3cm" fo:margin-right="0cm" fo:margin-top="0cm" fo:margin-bottom="0cm" loext:contextual-spacing="false" fo:line-height="100%" fo:text-align="start" style:justify-single-word="false" fo:text-indent="0cm" style:auto-text-indent="false" fo:background-color="transparent"/>
      <style:text-properties fo:font-size="12pt" fo:language="es" fo:country="CO" fo:font-style="normal" fo:font-weight="normal" officeooo:rsid="0857855a" officeooo:paragraph-rsid="088d41cd" style:font-size-asian="12pt" style:font-style-asian="normal" style:font-weight-asian="normal" style:font-size-complex="12pt" style:font-style-complex="normal" style:font-weight-complex="normal"/>
    </style:style>
    <style:style style:name="P71" style:family="paragraph" style:parent-style-name="Standard">
      <loext:graphic-properties draw:fill="none"/>
      <style:paragraph-properties fo:margin-left="1.3cm" fo:margin-right="0cm" fo:margin-top="0cm" fo:margin-bottom="0cm" loext:contextual-spacing="false" fo:line-height="100%" fo:text-align="start" style:justify-single-word="false" fo:text-indent="0cm" style:auto-text-indent="false" fo:background-color="transparent"/>
      <style:text-properties fo:font-size="12pt" fo:language="es" fo:country="CO" fo:font-style="normal" fo:font-weight="normal" officeooo:rsid="0887b805" officeooo:paragraph-rsid="088d41cd" style:font-size-asian="12pt" style:font-style-asian="normal" style:font-weight-asian="normal" style:font-size-complex="12pt" style:font-style-complex="normal" style:font-weight-complex="normal"/>
    </style:style>
    <style:style style:name="P72" style:family="paragraph" style:parent-style-name="Standard">
      <loext:graphic-properties draw:fill="none"/>
      <style:paragraph-properties fo:margin-left="1.3cm" fo:margin-right="0cm" fo:margin-top="0cm" fo:margin-bottom="0cm" loext:contextual-spacing="false" fo:line-height="100%" fo:text-align="start" style:justify-single-word="false" fo:text-indent="0cm" style:auto-text-indent="false" fo:background-color="transparent"/>
      <style:text-properties fo:font-variant="normal" fo:text-transform="none" fo:color="#000514" style:font-name="Liberation Serif" fo:font-size="12pt" fo:letter-spacing="normal" fo:language="es" fo:country="CO" fo:font-style="normal" fo:font-weight="normal" officeooo:rsid="0618191e" officeooo:paragraph-rsid="088d41cd" style:font-size-asian="12pt" style:font-style-asian="normal" style:font-weight-asian="normal" style:font-size-complex="12pt" style:font-style-complex="normal" style:font-weight-complex="normal"/>
    </style:style>
    <style:style style:name="P73" style:family="paragraph" style:parent-style-name="Standard">
      <loext:graphic-properties draw:fill="none"/>
      <style:paragraph-properties fo:margin-left="1.3cm" fo:margin-right="0cm" fo:margin-top="0cm" fo:margin-bottom="0cm" loext:contextual-spacing="false" fo:line-height="100%" fo:text-align="start" style:justify-single-word="false" fo:orphans="0" fo:widows="0" fo:text-indent="0cm" style:auto-text-indent="false" fo:background-color="transparent" style:shadow="none">
        <style:tab-stops/>
      </style:paragraph-properties>
      <style:text-properties fo:font-variant="normal" fo:text-transform="none" fo:color="#000514" style:font-name="Liberation Serif" fo:font-size="12pt" fo:letter-spacing="normal" fo:language="es" fo:country="CO" fo:font-style="normal" fo:font-weight="normal" officeooo:rsid="0618191e" officeooo:paragraph-rsid="088d41cd" style:font-size-asian="12pt" style:font-style-asian="normal" style:font-weight-asian="normal" style:font-size-complex="12pt" style:font-style-complex="normal" style:font-weight-complex="normal"/>
    </style:style>
    <style:style style:name="P74" style:family="paragraph" style:parent-style-name="Standard" style:list-style-name="L1">
      <style:paragraph-properties fo:margin-left="1.27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3aa59f" officeooo:paragraph-rsid="084f633b" style:font-size-asian="12pt" style:font-style-asian="normal" style:font-weight-asian="normal" style:font-size-complex="12pt" style:font-style-complex="normal" style:font-weight-complex="normal"/>
    </style:style>
    <style:style style:name="P75" style:family="paragraph" style:parent-style-name="Standard" style:list-style-name="L2">
      <loext:graphic-properties draw:fill="none"/>
      <style:paragraph-properties fo:margin-top="0cm" fo:margin-bottom="0cm" loext:contextual-spacing="false" fo:line-height="100%" fo:text-align="start" style:justify-single-word="false" fo:background-color="transparent"/>
      <style:text-properties fo:font-size="12pt" fo:language="es" fo:country="CO" fo:font-style="normal" fo:font-weight="normal" officeooo:rsid="0857855a" officeooo:paragraph-rsid="087e7d89" style:font-size-asian="12pt" style:font-style-asian="normal" style:font-weight-asian="normal" style:font-size-complex="12pt" style:font-style-complex="normal" style:font-weight-complex="normal"/>
    </style:style>
    <style:style style:name="P7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88e81d6"/>
    </style:style>
    <style:style style:name="P7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57855a" officeooo:paragraph-rsid="089b96dc" style:font-size-asian="12pt" style:font-style-asian="normal" style:font-weight-asian="normal" style:font-size-complex="12pt" style:font-style-complex="normal" style:font-weight-complex="normal"/>
    </style:style>
    <style:style style:name="P78" style:family="paragraph" style:parent-style-name="Standard">
      <loext:graphic-properties draw:fill="none"/>
      <style:paragraph-properties fo:margin-left="0cm" fo:margin-right="0cm" fo:margin-top="0cm" fo:margin-bottom="0cm" loext:contextual-spacing="false" fo:line-height="100%" fo:text-align="start" style:justify-single-word="false" fo:text-indent="0cm" style:auto-text-indent="false" fo:background-color="transparent"/>
      <style:text-properties fo:font-variant="normal" fo:text-transform="none" fo:color="#000514" style:font-name="Liberation Serif" fo:font-size="12pt" fo:letter-spacing="normal" fo:language="es" fo:country="CO" fo:font-style="normal" fo:font-weight="normal" officeooo:rsid="0618191e" officeooo:paragraph-rsid="088d41cd" style:font-size-asian="12pt" style:font-style-asian="normal" style:font-weight-asian="normal" style:font-size-complex="12pt" style:font-style-complex="normal" style:font-weight-complex="normal"/>
    </style:style>
    <style:style style:name="P79" style:family="paragraph" style:parent-style-name="Standard">
      <loext:graphic-properties draw:fill="none"/>
      <style:paragraph-properties fo:margin-left="0cm" fo:margin-right="0cm" fo:margin-top="0cm" fo:margin-bottom="0cm" loext:contextual-spacing="false" fo:line-height="100%" fo:text-align="start" style:justify-single-word="false" fo:text-indent="0cm" style:auto-text-indent="false" fo:background-color="transparent"/>
      <style:text-properties fo:font-variant="normal" fo:text-transform="none" fo:color="#000514" style:font-name="Liberation Serif" fo:font-size="12pt" fo:letter-spacing="normal" fo:language="es" fo:country="CO" fo:font-style="normal" fo:font-weight="normal" officeooo:rsid="0887b805" officeooo:paragraph-rsid="088d41cd" style:font-size-asian="12pt" style:font-style-asian="normal" style:font-weight-asian="normal" style:font-size-complex="12pt" style:font-style-complex="normal" style:font-weight-complex="normal"/>
    </style:style>
    <style:style style:name="P80"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style:font-name="Liberation Serif" fo:font-size="12pt" fo:font-weight="normal" officeooo:paragraph-rsid="087e7d89" style:font-size-asian="12pt" style:font-weight-asian="normal" style:font-size-complex="12pt" style:font-weight-complex="normal"/>
    </style:style>
    <style:style style:name="P81" style:family="paragraph" style:parent-style-name="Text_20_body">
      <loext:graphic-properties draw:fill="none"/>
      <style:paragraph-properties fo:margin-left="0cm" fo:margin-right="0cm" fo:margin-top="0cm" fo:margin-bottom="0cm" loext:contextual-spacing="false" fo:line-height="100%" fo:text-align="start" style:justify-single-word="false" fo:orphans="0" fo:widows="0" fo:text-indent="0cm" style:auto-text-indent="false" fo:background-color="transparent" style:shadow="none">
        <style:tab-stops/>
      </style:paragraph-properties>
      <style:text-properties fo:font-variant="normal" fo:text-transform="none" fo:color="#000514" style:font-name="Liberation Serif" fo:font-size="12pt" fo:letter-spacing="normal" fo:language="es" fo:country="CO" fo:font-style="normal" fo:font-weight="normal" officeooo:rsid="0618191e" officeooo:paragraph-rsid="087e7d89" style:font-size-asian="12pt" style:font-style-asian="normal" style:font-weight-asian="normal" style:font-size-complex="12pt" style:font-style-complex="normal" style:font-weight-complex="normal"/>
    </style:style>
    <style:style style:name="T1" style:family="text">
      <style:text-properties officeooo:rsid="005d98df"/>
    </style:style>
    <style:style style:name="T2" style:family="text">
      <style:text-properties fo:font-style="italic" style:font-style-asian="italic" style:font-style-complex="italic"/>
    </style:style>
    <style:style style:name="T3" style:family="text">
      <style:text-properties fo:font-style="italic" officeooo:rsid="0618191e" style:font-style-asian="italic" style:font-style-complex="italic"/>
    </style:style>
    <style:style style:name="T4" style:family="text">
      <style:text-properties fo:font-style="italic" officeooo:rsid="07a7d658" style:font-style-asian="italic" style:font-style-complex="italic"/>
    </style:style>
    <style:style style:name="T5" style:family="text">
      <style:text-properties fo:font-style="italic" officeooo:rsid="086673cd" style:font-style-asian="italic" style:font-style-complex="italic"/>
    </style:style>
    <style:style style:name="T6" style:family="text">
      <style:text-properties officeooo:rsid="070d7a99"/>
    </style:style>
    <style:style style:name="T7" style:family="text">
      <style:text-properties officeooo:rsid="07a7d658"/>
    </style:style>
    <style:style style:name="T8" style:family="text">
      <style:text-properties officeooo:rsid="07b0fee0"/>
    </style:style>
    <style:style style:name="T9" style:family="text">
      <style:text-properties officeooo:rsid="07b66048"/>
    </style:style>
    <style:style style:name="T10" style:family="text">
      <style:text-properties officeooo:rsid="0827ca6a"/>
    </style:style>
    <style:style style:name="T11" style:family="text">
      <style:text-properties officeooo:rsid="0618191e"/>
    </style:style>
    <style:style style:name="T12" style:family="text">
      <style:text-properties officeooo:rsid="082b0794"/>
    </style:style>
    <style:style style:name="T13" style:family="text">
      <style:text-properties officeooo:rsid="082e242e"/>
    </style:style>
    <style:style style:name="T14" style:family="text">
      <style:text-properties officeooo:rsid="08331d4c"/>
    </style:style>
    <style:style style:name="T15" style:family="text">
      <style:text-properties fo:language="es" fo:country="CO" officeooo:rsid="0618191e"/>
    </style:style>
    <style:style style:name="T16" style:family="text">
      <style:text-properties fo:language="es" fo:country="CO" officeooo:rsid="082e242e"/>
    </style:style>
    <style:style style:name="T17" style:family="text">
      <style:text-properties fo:language="es" fo:country="CO" officeooo:rsid="07b66048"/>
    </style:style>
    <style:style style:name="T18" style:family="text">
      <style:text-properties fo:language="es" fo:country="CO" officeooo:rsid="07a7d658"/>
    </style:style>
    <style:style style:name="T19" style:family="text">
      <style:text-properties fo:language="es" fo:country="CO" officeooo:rsid="08385b91"/>
    </style:style>
    <style:style style:name="T20" style:family="text">
      <style:text-properties fo:language="es" fo:country="CO" officeooo:rsid="083d8638"/>
    </style:style>
    <style:style style:name="T21" style:family="text">
      <style:text-properties fo:language="es" fo:country="CO" officeooo:rsid="08463f44"/>
    </style:style>
    <style:style style:name="T22" style:family="text">
      <style:text-properties officeooo:rsid="0841dc71"/>
    </style:style>
    <style:style style:name="T23" style:family="text">
      <style:text-properties officeooo:rsid="08487863"/>
    </style:style>
    <style:style style:name="T24" style:family="text">
      <style:text-properties officeooo:rsid="084c0381"/>
    </style:style>
    <style:style style:name="T25" style:family="text">
      <style:text-properties officeooo:rsid="084f5a0e"/>
    </style:style>
    <style:style style:name="T26" style:family="text">
      <style:text-properties officeooo:rsid="0853b2b5"/>
    </style:style>
    <style:style style:name="T27" style:family="text">
      <style:text-properties officeooo:rsid="08542fbd"/>
    </style:style>
    <style:style style:name="T28" style:family="text">
      <style:text-properties officeooo:rsid="085b4b5a"/>
    </style:style>
    <style:style style:name="T29" style:family="text">
      <style:text-properties officeooo:rsid="085cc021"/>
    </style:style>
    <style:style style:name="T30" style:family="text">
      <style:text-properties officeooo:rsid="085dcf91"/>
    </style:style>
    <style:style style:name="T31" style:family="text">
      <style:text-properties officeooo:rsid="085ec7be"/>
    </style:style>
    <style:style style:name="T32" style:family="text">
      <style:text-properties officeooo:rsid="085eff17"/>
    </style:style>
    <style:style style:name="T33" style:family="text">
      <style:text-properties officeooo:rsid="08623cd7"/>
    </style:style>
    <style:style style:name="T34" style:family="text">
      <style:text-properties officeooo:rsid="08636444"/>
    </style:style>
    <style:style style:name="T35" style:family="text">
      <style:text-properties officeooo:rsid="0864a153"/>
    </style:style>
    <style:style style:name="T36" style:family="text">
      <style:text-properties officeooo:rsid="0865005c"/>
    </style:style>
    <style:style style:name="T37" style:family="text">
      <style:text-properties officeooo:rsid="086673cd"/>
    </style:style>
    <style:style style:name="T38" style:family="text">
      <style:text-properties fo:language="en" fo:country="US"/>
    </style:style>
    <style:style style:name="T39" style:family="text">
      <style:text-properties officeooo:rsid="08670387"/>
    </style:style>
    <style:style style:name="T40" style:family="text">
      <style:text-properties officeooo:rsid="086aeb77"/>
    </style:style>
    <style:style style:name="T41" style:family="text">
      <style:text-properties officeooo:rsid="08765b1c"/>
    </style:style>
    <style:style style:name="T42" style:family="text">
      <style:text-properties officeooo:rsid="08777ccc"/>
    </style:style>
    <style:style style:name="T43" style:family="text">
      <style:text-properties officeooo:rsid="0877ed49"/>
    </style:style>
    <style:style style:name="T44" style:family="text">
      <style:text-properties style:font-name="Liberation Serif" fo:font-size="12pt" fo:language="es" fo:country="CO" fo:font-style="normal" fo:font-weight="normal" officeooo:rsid="0618191e" style:font-size-asian="12pt" style:font-style-asian="normal" style:font-weight-asian="normal" style:font-size-complex="12pt" style:font-style-complex="normal" style:font-weight-complex="normal"/>
    </style:style>
    <style:style style:name="T45" style:family="text">
      <style:text-properties style:font-name="Liberation Serif" fo:font-size="12pt" fo:language="es" fo:country="CO" fo:font-style="normal" fo:font-weight="normal" officeooo:rsid="07a7d658" style:font-size-asian="12pt" style:font-style-asian="normal" style:font-weight-asian="normal" style:font-size-complex="12pt" style:font-style-complex="normal" style:font-weight-complex="normal"/>
    </style:style>
    <style:style style:name="T46" style:family="text">
      <style:text-properties style:font-name="Liberation Serif" fo:font-size="12pt" fo:language="es" fo:country="CO" fo:font-style="normal" fo:font-weight="normal" officeooo:rsid="087b3844" style:font-size-asian="12pt" style:font-style-asian="normal" style:font-weight-asian="normal" style:font-size-complex="12pt" style:font-style-complex="normal" style:font-weight-complex="normal"/>
    </style:style>
    <style:style style:name="T47" style:family="text">
      <style:text-properties style:font-name="Liberation Serif" fo:font-size="12pt" fo:language="es" fo:country="CO" fo:font-style="normal" fo:font-weight="normal" officeooo:rsid="087d3117" style:font-size-asian="12pt" style:font-style-asian="normal" style:font-weight-asian="normal" style:font-size-complex="12pt" style:font-style-complex="normal" style:font-weight-complex="normal"/>
    </style:style>
    <style:style style:name="T48" style:family="text">
      <style:text-properties style:font-name="Liberation Serif" fo:font-size="12pt" fo:language="es" fo:country="CO" fo:font-style="normal" fo:font-weight="normal" officeooo:rsid="087e7d89" style:font-size-asian="12pt" style:font-style-asian="normal" style:font-weight-asian="normal" style:font-size-complex="12pt" style:font-style-complex="normal" style:font-weight-complex="normal"/>
    </style:style>
    <style:style style:name="T49" style:family="text">
      <style:text-properties style:font-name="Liberation Serif" fo:font-size="12pt" fo:language="es" fo:country="CO" fo:font-style="normal" fo:font-weight="normal" officeooo:rsid="088b0c17" style:font-size-asian="12pt" style:font-style-asian="normal" style:font-weight-asian="normal" style:font-size-complex="12pt" style:font-style-complex="normal" style:font-weight-complex="normal"/>
    </style:style>
    <style:style style:name="T50" style:family="text">
      <style:text-properties style:font-name="Liberation Serif" fo:font-size="12pt" fo:language="es" fo:country="CO" fo:font-style="normal" fo:font-weight="normal" officeooo:rsid="08895348" style:font-size-asian="12pt" style:font-style-asian="normal" style:font-weight-asian="normal" style:font-size-complex="12pt" style:font-style-complex="normal" style:font-weight-complex="normal"/>
    </style:style>
    <style:style style:name="T51" style:family="text">
      <style:text-properties style:font-name="Liberation Serif" fo:font-size="12pt" fo:language="es" fo:country="CO" fo:font-style="normal" fo:font-weight="normal" officeooo:rsid="087d3117" style:font-name-asian="Noto Sans CJK SC Regular" style:font-size-asian="12pt" style:font-style-asian="normal" style:font-weight-asian="normal" style:font-name-complex="FreeSans" style:font-size-complex="12pt" style:font-style-complex="normal" style:font-weight-complex="normal"/>
    </style:style>
    <style:style style:name="T52" style:family="text">
      <style:text-properties style:font-name="Liberation Serif" fo:font-size="12pt" fo:language="es" fo:country="CO" fo:font-style="normal" fo:font-weight="normal" officeooo:rsid="087e7d89" style:font-name-asian="Noto Sans CJK SC Regular" style:font-size-asian="12pt" style:font-style-asian="normal" style:font-weight-asian="normal" style:font-name-complex="FreeSans" style:font-size-complex="12pt" style:font-style-complex="normal" style:font-weight-complex="normal"/>
    </style:style>
    <style:style style:name="T53" style:family="text">
      <style:text-properties style:font-name="Liberation Serif" fo:font-size="12pt" fo:language="es" fo:country="CO" fo:font-style="normal" fo:font-weight="normal" officeooo:rsid="088b0c17" style:font-name-asian="Noto Sans CJK SC Regular" style:font-size-asian="12pt" style:font-style-asian="normal" style:font-weight-asian="normal" style:font-name-complex="FreeSans" style:font-size-complex="12pt" style:font-style-complex="normal" style:font-weight-complex="normal"/>
    </style:style>
    <style:style style:name="T54" style:family="text">
      <style:text-properties style:font-name="Liberation Serif" fo:font-size="12pt" fo:language="es" fo:country="CO" fo:font-style="normal" fo:font-weight="normal" officeooo:rsid="08895348" style:font-name-asian="Noto Sans CJK SC Regular" style:font-size-asian="12pt" style:font-style-asian="normal" style:font-weight-asian="normal" style:font-name-complex="FreeSans" style:font-size-complex="12pt" style:font-style-complex="normal" style:font-weight-complex="normal"/>
    </style:style>
    <style:style style:name="T55" style:family="text">
      <style:text-properties style:font-name="Liberation Serif" fo:font-size="12pt" fo:language="es" fo:country="CO" fo:font-style="italic" fo:font-weight="normal" officeooo:rsid="087b3844" style:font-name-asian="Noto Sans CJK SC Regular" style:font-size-asian="12pt" style:font-style-asian="italic" style:font-weight-asian="normal" style:font-name-complex="FreeSans" style:font-size-complex="12pt" style:font-style-complex="italic" style:font-weight-complex="normal"/>
    </style:style>
    <style:style style:name="T56" style:family="text">
      <style:text-properties style:font-name="Liberation Serif" fo:font-size="12pt" fo:language="es" fo:country="CO" fo:font-style="italic" fo:font-weight="normal" officeooo:rsid="0618191e" style:font-size-asian="12pt" style:font-style-asian="italic" style:font-weight-asian="normal" style:font-size-complex="12pt" style:font-style-complex="italic" style:font-weight-complex="normal"/>
    </style:style>
    <style:style style:name="T57" style:family="text">
      <style:text-properties style:font-name="Liberation Serif" fo:font-size="12pt" fo:font-weight="normal" style:font-size-asian="12pt" style:font-weight-asian="normal" style:font-size-complex="12pt" style:font-weight-complex="normal"/>
    </style:style>
    <style:style style:name="T58" style:family="text">
      <style:text-properties style:font-name="Liberation Serif" officeooo:rsid="087b3844"/>
    </style:style>
    <style:style style:name="T59" style:family="text">
      <style:text-properties style:font-name="Liberation Serif" officeooo:rsid="0618191e"/>
    </style:style>
    <style:style style:name="T60" style:family="text">
      <style:text-properties style:font-name="Liberation Serif" officeooo:rsid="087d3117"/>
    </style:style>
    <style:style style:name="T61" style:family="text">
      <style:text-properties style:font-name="Liberation Serif" officeooo:rsid="088b0c17" style:font-name-asian="Noto Sans CJK SC Regular" style:font-name-complex="FreeSans"/>
    </style:style>
    <style:style style:name="T62" style:family="text">
      <style:text-properties style:font-name="Liberation Serif" officeooo:rsid="087d3117" style:font-name-asian="Noto Sans CJK SC Regular" style:font-name-complex="FreeSans"/>
    </style:style>
    <style:style style:name="T63" style:family="text">
      <style:text-properties fo:font-variant="normal" fo:text-transform="none" fo:color="#000514" style:font-name="Liberation Serif" fo:font-size="12pt" fo:letter-spacing="normal" fo:language="es" fo:country="CO" fo:font-style="normal" fo:font-weight="normal" officeooo:rsid="0618191e" style:font-size-asian="12pt" style:font-style-asian="normal" style:font-weight-asian="normal" style:font-size-complex="12pt" style:font-style-complex="normal" style:font-weight-complex="normal"/>
    </style:style>
    <style:style style:name="T64" style:family="text">
      <style:text-properties fo:font-variant="normal" fo:text-transform="none" fo:color="#000514" style:font-name="Liberation Serif" fo:letter-spacing="normal"/>
    </style:style>
    <style:style style:name="T65" style:family="text">
      <style:text-properties fo:font-variant="normal" fo:text-transform="none" fo:color="#000514" style:font-name="Liberation Serif" fo:letter-spacing="normal" officeooo:rsid="0618191e"/>
    </style:style>
    <style:style style:name="T66" style:family="text">
      <style:text-properties fo:font-variant="normal" fo:text-transform="none" fo:color="#000514" style:font-name="Liberation Serif" fo:letter-spacing="normal" fo:font-style="italic" officeooo:rsid="0618191e" style:font-style-asian="italic" style:font-style-complex="italic"/>
    </style:style>
    <style:style style:name="T67" style:family="text">
      <style:text-properties fo:font-variant="normal" fo:text-transform="none" fo:color="#000514" style:font-name="Liberation Serif" fo:letter-spacing="normal" officeooo:rsid="087d3117"/>
    </style:style>
    <style:style style:name="T68" style:family="text">
      <style:text-properties fo:font-variant="normal" fo:text-transform="none" fo:color="#000514" style:font-name="Liberation Serif" fo:letter-spacing="normal" officeooo:rsid="087d3117" style:font-name-asian="Noto Sans CJK SC Regular" style:font-name-complex="FreeSans"/>
    </style:style>
    <style:style style:name="T69" style:family="text">
      <style:text-properties fo:font-variant="normal" fo:text-transform="none" fo:color="#000514" style:font-name="Liberation Serif" fo:letter-spacing="normal" officeooo:rsid="08807b36"/>
    </style:style>
    <style:style style:name="T70" style:family="text">
      <style:text-properties officeooo:rsid="08807b36"/>
    </style:style>
    <style:style style:name="T71" style:family="text">
      <style:text-properties officeooo:rsid="0881bdee"/>
    </style:style>
    <style:style style:name="T72" style:family="text">
      <style:text-properties officeooo:rsid="08859822"/>
    </style:style>
    <style:style style:name="T73" style:family="text">
      <style:text-properties officeooo:rsid="088785b4"/>
    </style:style>
    <style:style style:name="T74" style:family="text">
      <style:text-properties officeooo:rsid="0887b805"/>
    </style:style>
    <style:style style:name="T75" style:family="text">
      <style:text-properties fo:font-size="12pt" fo:font-weight="normal" style:font-size-asian="12pt" style:font-weight-asian="normal" style:font-size-complex="12pt" style:font-weight-complex="normal"/>
    </style:style>
    <style:style style:name="fr1" style:family="graphic" style:parent-style-name="Frame">
      <style:graphic-properties style:run-through="foreground" style:wrap="parallel" style:number-wrapped-paragraphs="no-limit" style:vertical-pos="middle" style:vertical-rel="page-content" style:horizontal-pos="center" style:horizontal-rel="page" fo:padding="0cm" fo:border="none" style:shadow="none" draw:shadow-opacity="10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space" fo:text-indent="-0.771cm" fo:margin-left="1.27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width="18cm" draw:z-index="0">
        <draw:text-box fo:min-height="3.221cm">
          <text:section text:style-name="Sect1" text:name="Portada">
            <text:p text:style-name="P13">Informe <text:span text:style-name="T8">de la investigación realizada sobre</text:span></text:p>
            <text:p text:style-name="P14">algunos requisitos no funcionales</text:p>
            <text:p text:style-name="P10"/>
            <text:p text:style-name="P10"/>
            <text:p text:style-name="P10"/>
            <text:p text:style-name="P10"/>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2">Profesor</text:p>
            <text:p text:style-name="P7">Róbinson Coronado García</text:p>
            <text:p text:style-name="P2"/>
            <text:p text:style-name="P2"/>
            <text:p text:style-name="P1"/>
            <text:p text:style-name="P1"/>
            <text:p text:style-name="P12">Alumno<text:span text:style-name="T72">s</text:span></text:p>
            <text:p text:style-name="P3">Oscar Darío Botero Vargas</text:p>
            <text:p text:style-name="P3">C.C. 71’764,308</text:p>
            <text:p text:style-name="P3"/>
            <text:p text:style-name="P8">Kelly Stefanía Tobón Montoya</text:p>
            <text:p text:style-name="P8">C.C. 1,038,814,926 </text:p>
            <text:p text:style-name="P11"/>
            <text:p text:style-name="P11">Juan Guillrmo Hernádez Alarcón</text:p>
            <text:p text:style-name="P9">C.C. 1,0<text:span text:style-name="T71">2</text:span>8,<text:span text:style-name="T71">034</text:span>,<text:span text:style-name="T71">458</text:span> </text:p>
            <text:p text:style-name="P4"/>
            <text:p text:style-name="P4"/>
            <text:p text:style-name="P4"/>
            <text:p text:style-name="P4"/>
            <text:p text:style-name="P2">Universidad de Antioquia</text:p>
            <text:p text:style-name="P5">Curso de <text:span text:style-name="T10">Arquitectura del Software</text:span></text:p>
            <text:p text:style-name="P6">Medellín</text:p>
            <text:p text:style-name="P6"><text:span text:style-name="T6">Septiembre de </text:span>20<text:span text:style-name="T1">20</text:span></text:p>
          </text:section>
        </draw:text-box>
      </draw:frame>
      <text:p text:style-name="P15"/>
      <text:p text:style-name="P21"><text:soft-page-break/></text:p>
      <text:p text:style-name="P22">Según el artículo <text:span text:style-name="T3">Requerimientos Funcionales y No Funcionales, ejemplos y tips</text:span><text:span text:style-name="T11"> (20 de abril de 2018), los requisitos NO funcionales son los que:</text:span></text:p>
      <text:p text:style-name="P18">...no se refieren directamente a las funciones específicas suministradas por el sistema (características de usuario), sino a las propiedades del sistema: rendimiento, seguridad, disponibilidad. En palabras más sencillas, no hablan de “lo que” hace el sistema, sino de “cómo” lo hace.</text:p>
      <text:p text:style-name="P21"/>
      <text:p text:style-name="P23">Al respecto, el artículo <text:span text:style-name="T3">Non-functional requirement</text:span><text:span text:style-name="T11"> (11 de septiembre de 2020) </text:span>también dice que:</text:p>
      <text:p text:style-name="P18">En la ingeniería de sistemas y la ingeniería de requisitos, un requisito no funcional (<text:span text:style-name="T14">RNF</text:span>) es un requisito que especifica criterios que pueden usarse para juzgar el funcionamiento de un sistema, en lugar de comportamientos específicos. Se contrastan con los requisitos funcionales que definen comportamientos o funciones específicas. El plan para implementar los requisitos funcionales se detalla en el <text:span text:style-name="T2">diseño del sistema</text:span>. El plan para implementar los requisitos no funcionales se detalla en la <text:span text:style-name="T2">arquitectura del sistema</text:span>, porque normalmente son requisitos arquitectónicamente importantes.</text:p>
      <text:p text:style-name="P21"/>
      <text:p text:style-name="P21"/>
      <text:p text:style-name="P28">A continuación present<text:span text:style-name="T73">amos</text:span> 7 requisitos no funcionales.</text:p>
      <text:p text:style-name="P21"/>
      <text:p text:style-name="P21"/>
      <text:p text:style-name="P33">Adaptabilidad</text:p>
      <text:p text:style-name="P24">El artículo <text:span text:style-name="T3">Adaptability</text:span><text:span text:style-name="T11"> (</text:span>29 <text:span text:style-name="T13">de </text:span>abril <text:span text:style-name="T13">de 2020) dice que:</text:span></text:p>
      <text:p text:style-name="P18">La adaptabilidad debe entenderse aquí como la capacidad de un sistema (por ejemplo, un sistema informático) para adaptarse de manera eficiente y rápida a las circunstancias cambiantes. Por lo tanto, un sistema adaptativo es un sistema abierto que puede adaptarse a su comportamiento de acuerdo con los cambios en su entorno o en partes del propio sistema. Es por ello que se puede expresar el requisito de reconocer la demanda de cambio sin ningún otro factor involucrado.</text:p>
      <text:p text:style-name="P21"/>
      <text:p text:style-name="P21"/>
      <text:p text:style-name="P34">Transparencia</text:p>
      <text:p text:style-name="P25">El artículo <text:span text:style-name="T4">Transparency (behavior)</text:span><text:span text:style-name="T7"> (8 de julio de 2020) dice que:</text:span></text:p>
      <text:p text:style-name="P19">En el mundo del software informático, el software de código abierto se refiere a la creación de software, al que se puede acceder libremente al código fuente subyacente. Esto permite su uso, estudio y modificación sin restricciones.</text:p>
      <text:p text:style-name="P19"/>
      <text:p text:style-name="P19">En seguridad informática, el debate continúa en cuanto a los méritos relativos de la divulgación completa de las vulnerabilidades de seguridad, frente a un enfoque de seguridad por oscuridad.</text:p>
      <text:p text:style-name="P19"/>
      <text:p text:style-name="P19">Hay un sentido diferente (quizás casi opuesto) de transparencia en la interacción humano-computadora, por el cual un sistema después del cambio se adhiere a su interfaz externa anterior tanto como sea posible mientras cambia su comportamiento interno. Es decir, un cambio en un sistema es transparente para sus usuarios si el cambio es imperceptible para ellos.</text:p>
      <text:p text:style-name="P26"/>
      <text:p text:style-name="P26"/>
      <text:p text:style-name="P34"><text:span text:style-name="T22">L</text:span>egibilidad</text:p>
      <text:p text:style-name="P27">Según el artículo <text:span text:style-name="T4">Readability of source code</text:span><text:span text:style-name="T7"> (14 de septiembre de 2020):</text:span></text:p>
      <text:p text:style-name="P19"><text:soft-page-break/>En la programación de computadoras, la legibilidad se refiere a la facilidad con la que un lector humano puede comprender el propósito, el flujo de control y el funcionamiento del código fuente. Afecta <text:span text:style-name="T23">[los </text:span>aspectos de calidad <text:span text:style-name="T23">de] </text:span>la portabilidad, la <text:span text:style-name="T24">facilidad de uso (usability) </text:span>y, lo más importante, la capacidad de mantenimiento.</text:p>
      <text:p text:style-name="P19"/>
      <text:p text:style-name="P19">La legibilidad es importante porque los programadores pasan la mayor parte de su tiempo leyendo, tratando de comprender y modificar el código fuente existente, en lugar de escribir código fuente nuevo. El código ilegible a menudo conduce a errores, ineficiencias y código duplicado. Un estudio encontró que unas pocas transformaciones simples de legibilidad acortaron el código y redujeron drásticamente el tiempo para comprenderlo.</text:p>
      <text:p text:style-name="P19"/>
      <text:p text:style-name="P19">Seguir un estilo de programación coherente a menudo ayuda a mejorar la legibilidad. Sin embargo, la legibilidad es más que s<text:span text:style-name="T25">ó</text:span>lo estilo de programación. Muchos factores, que tienen poco o nada que ver con la capacidad de la computadora para compilar y ejecutar el código de manera eficiente, contribuyen a la legibilidad. Algunos de estos factores incluyen:</text:p>
      <text:p text:style-name="P19"/>
      <text:list xml:id="list4140471001" text:style-name="L1">
        <text:list-item>
          <text:p text:style-name="P74">Diferentes estilos de sangría (espacios en blanco)</text:p>
        </text:list-item>
        <text:list-item>
          <text:p text:style-name="P74">Comentarios</text:p>
        </text:list-item>
        <text:list-item>
          <text:p text:style-name="P74">Descomposición</text:p>
        </text:list-item>
        <text:list-item>
          <text:p text:style-name="P74">Convenciones de nomenclatura para objetos (como variables, clases, procedimientos, etc.)</text:p>
        </text:list-item>
      </text:list>
      <text:p text:style-name="P19"/>
      <text:p text:style-name="P19">Los aspectos de presentación de esto (como sangrías, saltos de línea, resaltado de color, etc.) a menudo son manejados por el editor de código fuente, pero los aspectos de contenido reflejan el talento y las habilidades del programador.</text:p>
      <text:p text:style-name="P19"/>
      <text:p text:style-name="P19">También se han desarrollado varios lenguajes de programación visual con la intención de resolver los problemas de legibilidad mediante la adopción de enfoques no tradicionales para la estructura y visualización del código. Los entornos de desarrollo integrados (IDE) tienen como objetivo integrar toda esa ayuda. Técnicas como la refactorización de código pueden mejorar la legibilidad.</text:p>
      <text:p text:style-name="P26"/>
      <text:p text:style-name="P26"/>
      <text:p text:style-name="P35">Entorno de Desarrollo</text:p>
      <text:p text:style-name="P29">Según el artículo <text:span text:style-name="T3">Deployment environment</text:span><text:span text:style-name="T11"> (5 de mayo de 2020):</text:span></text:p>
      <text:p text:style-name="P20">El entorno de desarrollo (dev) es el <text:span text:style-name="T26">ambiente </text:span>en el <text:span text:style-name="T26">cual los cambios al software son </text:span>desarrolla<text:span text:style-name="T26">dos</text:span>, <text:span text:style-name="T27">la </text:span>más <text:span text:style-name="T27">de las veces es </text:span>simplemente la estación de trabajo de un desarrollador individual. Esto difiere, de varias maneras, del entorno de destino final <text:span text:style-name="T31">pues </text:span>puede no ser una computadora de escritorio (puede ser un teléfono inteligente, un sistema integrado, una máquina <text:span text:style-name="T28">bruta </text:span>en un centro de datos, etc.) <text:span text:style-name="T32">y si sí lo es</text:span>, el entorno del desarrollador <text:span text:style-name="T29">incluirá </text:span>herramientas de desarrollo como un compilador, un entorno de desarrollo integrado <text:span text:style-name="T41">(IDE)</text:span>, versiones diferentes o adicionales de bibliotecas y software de <text:span text:style-name="T30">apoyo</text:span>, etc., que no están presentes en el entorno de un usuario.</text:p>
      <text:p text:style-name="P20"/>
      <text:p text:style-name="P20">En el contexto del control de revisiones, particularmente con varios desarrolladores, se establecen distinciones más precisas: un desarrollador tiene una copia de trabajo del código fuente en su máquina y <text:span text:style-name="T34">envia </text:span>los cambios al repositorio, <text:span text:style-name="T33">cuyo destino es el </text:span>tronco o una rama, según <text:span text:style-name="T35">la </text:span>metodología de desarrollo. El entorno <text:span text:style-name="T36">de </text:span>una estación de trabajo individual, en <text:span text:style-name="T36">el </text:span>que se trabajan y prueban los cambios, puede denominarse <text:span text:style-name="T2">entorno local</text:span>, <text:span text:style-name="T5">entorno de pruebas</text:span><text:span text:style-name="T37"> </text:span>o <text:span text:style-name="T5">caja de arena</text:span><text:span text:style-name="T37"> (</text:span><text:span text:style-name="T38">sandbox</text:span><text:span text:style-name="T37">)</text:span>. La creación de la copia del repositorio <text:span text:style-name="T39">con el</text:span> código fuente en un entorno <text:soft-page-break/>limpio es un paso separado, parte de la integración (integración de cambios dispares), y este entorno puede denominarse <text:span text:style-name="T2">entorno de integración</text:span> o <text:span text:style-name="T2">entorno de desarrollo</text:span>; en la integración continua esto se hace con frecuencia, tan a menudo como <text:span text:style-name="T42">por </text:span>cada revisión. El concepto <text:span text:style-name="T43">a</text:span> nivel de código fuente de "confirmar un cambio en el repositorio", seguido de la construcción del tronco o rama, corresponde a presionar para liberar de local (entorno de<text:span text:style-name="T40">l</text:span> desarrollador individual) a integración (construcción limpia); un lanzamiento incorrecto en este paso significa que un cambio rompió la compilación, y revertir el lanzamiento corresponde a revertir todos los cambios desde ese punto en adelante, o deshacer sólo el cambio de ruptura, si es posible.</text:p>
      <text:p text:style-name="P26"/>
      <text:p text:style-name="P26"/>
      <text:p text:style-name="P36">Soportabilidad</text:p>
      <text:p text:style-name="P30">Según el artículo <text:span text:style-name="T66">Conceptos de Confiabilidad, Mantenibilidad y Soportabilidad</text:span><text:span text:style-name="T3"> </text:span><text:span text:style-name="T11">(</text:span><text:span text:style-name="T58">19</text:span><text:span text:style-name="T59"> de </text:span><text:span text:style-name="T58">abril</text:span><text:span text:style-name="T59"> de 20</text:span><text:span text:style-name="T58">17</text:span><text:span text:style-name="T11">):</text:span></text:p>
      <text:p text:style-name="P66">Se denomina soportabilidad a la probabilidad de poder atender una determinada solicitud de mantenimiento en el tiempo de espera prefijado y bajo las condiciones planeadas. También se puede referir a la soportabilidad como la velocidad de respuesta de mantenimiento y su influencia sobre el mantenimiento proactivo.</text:p>
      <text:h text:style-name="P61" text:outline-level="1"/>
      <text:h text:style-name="P60" text:outline-level="1"><text:span text:style-name="T64">Según el artículo </text:span><text:span text:style-name="T66">Capturing Architectural Requirement</text:span><text:span text:style-name="T65">s. </text:span><text:span text:style-name="T67">(</text:span><text:span text:style-name="T68">15 de noviembre de 2005</text:span><text:span text:style-name="T67">)</text:span><text:span text:style-name="T65">:</text:span></text:h>
      <text:p text:style-name="P64">La capacidad de soporte se refiere a características tales como capacidad de prueba, adaptabilidad, mantenibilidad, compatibilidad, configurabilidad, instalabilidad, escalabilidad y localización.</text:p>
      <text:p text:style-name="P40"/>
      <text:p text:style-name="P40"/>
      <text:p text:style-name="P37">Compatibilidad</text:p>
      <text:p text:style-name="P31">Según el artículo <text:span text:style-name="T2">Requisitos no funcionales</text:span><text:span text:style-name="T11">:</text:span></text:p>
      <text:p text:style-name="P67"><text:span text:style-name="T70">La compatibilidad es la c</text:span>apacidad de dos o más sistemas o componentes para intercambiar información y/o llevar a cabo sus funciones requeridas cuando comparten el mismo entorno hardware o software. Esta característica se subdivide a su vez en las siguientes subcaracterísticas:</text:p>
      <text:p text:style-name="P69"/>
      <text:list xml:id="list3861244780" text:style-name="L2">
        <text:list-item>
          <text:p text:style-name="P75">Coexistencia: Capacidad del producto para coexistir con otro software independiente, en un entorno común, compartiendo recursos comunes sin detrimento.</text:p>
          <text:p text:style-name="P75"/>
        </text:list-item>
        <text:list-item>
          <text:p text:style-name="P75">Interoperabilidad: Capacidad de dos o más sistemas o componentes para intercambiar información y utilizar la información intercambiada.</text:p>
        </text:list-item>
      </text:list>
      <text:h text:style-name="P62" text:outline-level="1"/>
      <text:h text:style-name="P65" text:outline-level="1"><text:span text:style-name="T69">Ejemplo: </text:span><text:span text:style-name="T65">El sistema deberá ser compatible con los navegadores Internet Explorer 6 y Mozilla Firefox 3.</text:span></text:h>
      <text:p text:style-name="P81"/>
      <text:p text:style-name="P81"/>
      <text:p text:style-name="P38">Exactitud o precisión</text:p>
      <text:p text:style-name="P77">Según el artículo <text:span text:style-name="T2">What are Accuracy Requirements? </text:span><text:span text:style-name="T60">(</text:span><text:span text:style-name="T61">02</text:span><text:span text:style-name="T62"> de </text:span><text:span text:style-name="T61">mayo</text:span><text:span text:style-name="T62"> de 20</text:span><text:span text:style-name="T61">18</text:span><text:span text:style-name="T60">)</text:span><text:span text:style-name="T11">:</text:span></text:p>
      <text:p text:style-name="P68">No existe una definición estándar de un requisito no funcional de precisión. Se definirá para cada proyecto donde sea necesario especificarlo. Este principio es válido para todos los requisitos no funcionales.</text:p>
      <text:p text:style-name="P70"/>
      <text:p text:style-name="P70">Un punto general sobre los requisitos de precisión que, en principio, se aplica a todos los requisitos de todos modos: a menudo, el requisito de precisión se indicará como "La solución debe ser 100% precisa".</text:p>
      <text:p text:style-name="P70"><text:soft-page-break/></text:p>
      <text:p text:style-name="P70">Ser 100% exacto puede implicar una gran cantidad de verificación y doble verificación (para garantizar que los datos sean correctos), lo que puede hacer que entren en conflicto con otros requisitos relacionados con el tiempo permitido que debe tomar un proceso determinado. Estos requisitos también deben descubrirse y, como ocurre con cualquier requisito, comprobar que no están en conflicto con otros requisitos, en este caso como la precisión. Depende del Analista de Negocios del proyecto mediar en la resolución de los requisitos en conflicto (por ejemplo, en este caso, lograr el acuerdo de que la precisión se esforzará por ser del 100%, pero que esto no se puede garantizar en el caso de (digamos) registrar los datos de un cliente de nacimiento: la verificación necesaria para garantizar que sea 100% precisa el 100% del tiempo para todos los clientes sería complicada, costosa y llevaría mucho tiempo).</text:p>
      <text:p text:style-name="P78"/>
      <text:p text:style-name="P78"/>
      <text:p text:style-name="P39">Registrabilidad</text:p>
      <text:p text:style-name="P32">Según el artículo <text:span text:style-name="T2">Architectural Requirements</text:span><text:span text:style-name="T11">: </text:span></text:p>
      <text:p text:style-name="P72">Se trata de un requerimiento no funcional que está en el grupo de operabilidad (operability). Nos indica básicamente la capacidad de registrar logs como forma de seguimiento a las transacciones, operaciones o procesos que realiza un sistema.</text:p>
      <text:p text:style-name="P72"/>
      <text:p text:style-name="P71"><text:span text:style-name="T65">L</text:span><text:span text:style-name="T64">a registrabilidad puede ser tan sencilla como se nos ocurra o tan compleja como la necesitemos por tanto no es requerimiento a pasar por alto aunque no es obligatorio. En la actualidad existen librerías y frameworks que nos ayudan con el registro de logs de nuestras aplicaciones o sistemas. </text:span></text:p>
      <text:p text:style-name="P79"/>
      <text:p text:style-name="P79"/>
      <text:p text:style-name="P39">Understandability</text:p>
      <text:p text:style-name="P76">Según el <text:span text:style-name="T74">documento</text:span> <text:span text:style-name="T2">Non-Functional Requirements </text:span><text:span text:style-name="T47">(</text:span><text:span text:style-name="T50">12</text:span><text:span text:style-name="T51"> de </text:span><text:span text:style-name="T52">marzo</text:span><text:span text:style-name="T51"> de 20</text:span><text:span text:style-name="T54">08</text:span><text:span text:style-name="T47">)</text:span><text:span text:style-name="T11">:</text:span></text:p>
      <text:p text:style-name="P73">La capacidad del producto de software para permitir que el usuario comprenda si el software es adecuado y cómo se puede utilizar para tareas y condiciones de uso particulares. Este RNF puede verse relacionado con lo intuitivo y lo adaptable, es decir, el software se auto explica y es evidente lo que reduce el esfuerzo de aprendizaje para quién lo use, además es flexible al usuario y a las necesidades cambiantes.</text:p>
      <text:h text:style-name="P17" text:outline-level="2">Referencias</text:h>
      <text:p text:style-name="P16"/>
      <text:p text:style-name="P63">Requerimientos Funcionales y No Funcionales, ejemplos y tips. (<text:span text:style-name="T12">20 de abril de 2018</text:span>). <text:span text:style-name="T9">En</text:span> <text:span text:style-name="Emphasis">medium.com</text:span>. <text:span text:style-name="T7">Recuperado el 16 de septiembre de 2020 desde </text:span><text:a xlink:type="simple" xlink:href="https://medium.com/@requeridosblog/requerimientos-funcionales-y-no-funcionales-ejemplos-y-tips-aa31cb59b22a" text:style-name="Internet_20_link" text:visited-style-name="Visited_20_Internet_20_Link"><text:span text:style-name="T7">https://medium.com/@requeridosblog/requerimientos-funcionales-y-no-funcionales-ejemplos-y-tips-aa31cb59b22a</text:span></text:a></text:p>
      <text:p text:style-name="P45"/>
      <text:p text:style-name="P46">Non-functional requirement. (<text:span text:style-name="T13">11 de septiembre de 2020</text:span>). <text:span text:style-name="T9">En</text:span> <text:span text:style-name="Emphasis">Wikipedia</text:span>. <text:span text:style-name="T7">Recuperado el 16 de septiembre de 2020 desde </text:span><text:a xlink:type="simple" xlink:href="https://en.wikipedia.org/w/index.php?title=Non-functional_requirement&amp;oldid=977899249" text:style-name="Internet_20_link" text:visited-style-name="Visited_20_Internet_20_Link"><text:span text:style-name="T7">https://en.wikipedia.org/w/index.php?title=Non-functional_requirement&amp;oldid=977899249</text:span></text:a></text:p>
      <text:p text:style-name="P44"/>
      <text:p text:style-name="P41"><text:span text:style-name="T15">Adaptability. (</text:span><text:span text:style-name="T19">29 </text:span><text:span text:style-name="T16">de </text:span><text:span text:style-name="T19">abril </text:span><text:span text:style-name="T16">de 2020</text:span><text:span text:style-name="T15">). </text:span><text:span text:style-name="T17">En</text:span><text:span text:style-name="T15"> </text:span><text:span text:style-name="Emphasis"><text:span text:style-name="T15">Wikipedia</text:span></text:span><text:span text:style-name="T15">. </text:span><text:span text:style-name="T18">Recuperado el 16 de septiembre de 2020 desde </text:span><text:a xlink:type="simple" xlink:href="https://en.wikipedia.org/w/index.php?title=Adaptability&amp;oldid=953823158" text:style-name="Internet_20_link" text:visited-style-name="Visited_20_Internet_20_Link">https://en.wikipedia.org/w/index.php?title=Adaptability&amp;oldid=953823158</text:a></text:p>
      <text:p text:style-name="P47"/>
      <text:p text:style-name="P42"><text:span text:style-name="T18">Transparency (behavior)</text:span><text:span text:style-name="T15">. (</text:span><text:span text:style-name="T20">8 de julio de </text:span><text:span text:style-name="T16">2020</text:span><text:span text:style-name="T15">). </text:span><text:span text:style-name="T17">En</text:span><text:span text:style-name="T15"> </text:span><text:span text:style-name="Emphasis"><text:span text:style-name="T15">Wikipedia</text:span></text:span><text:span text:style-name="T15">. </text:span><text:span text:style-name="T18">Recuperado el 16 de septiembre de 2020 desde </text:span><text:a xlink:type="simple" xlink:href="https://en.wikipedia.org/w/index.php?title=Transparency_(behavior)&amp;oldid=966685840" text:style-name="Internet_20_link" text:visited-style-name="Visited_20_Internet_20_Link">https://en.wikipedia.org/w/index.php?title=Transparency_(behavior)&amp;oldid=966685840</text:a></text:p>
      <text:p text:style-name="P48"/>
      <text:p text:style-name="P43"><text:span text:style-name="T18">Readability of source code</text:span><text:span text:style-name="T15">. (</text:span><text:span text:style-name="T21">14 de septiembre </text:span><text:span text:style-name="T20">de </text:span><text:span text:style-name="T16">2020</text:span><text:span text:style-name="T15">). </text:span><text:span text:style-name="T17">En</text:span><text:span text:style-name="T15"> </text:span><text:span text:style-name="Emphasis"><text:span text:style-name="T15">Wikipedia</text:span></text:span><text:span text:style-name="T15">. </text:span><text:span text:style-name="T18">Recuperado el 16 de septiembre de 2020 desde </text:span><text:a xlink:type="simple" xlink:href="https://en.wikipedia.org/w/index.php?title=Computer_programming&amp;oldid=978364414#Readability_of_source_code" text:style-name="Internet_20_link" text:visited-style-name="Visited_20_Internet_20_Link">https://en.wikipedia.org/w/index.php?title=Computer_programming&amp;oldid=978364414#Readability_of_source_code</text:a></text:p>
      <text:p text:style-name="P49"/>
      <text:p text:style-name="P50"><text:span text:style-name="T11">Deployment environment. (5 de mayo de 2020). En </text:span><text:span text:style-name="Emphasis"><text:span text:style-name="T11">Wikipedia</text:span></text:span><text:span text:style-name="T11">. </text:span>Recuperado el 16 de septiembre de 2020 desde <text:a xlink:type="simple" xlink:href="https://en.wikipedia.org/w/index.php?title=Deployment_environment&amp;oldid=955042268#Development" text:style-name="Internet_20_link" text:visited-style-name="Visited_20_Internet_20_Link">https://en.wikipedia.org/w/index.php?title=Deployment_environment&amp;oldid=955042268#Development</text:a></text:p>
      <text:p text:style-name="P50"/>
      <text:h text:style-name="P57" text:outline-level="1"><text:span text:style-name="T63">Conceptos de Confiabilidad, Mantenibilidad y Soportabilidad</text:span><text:span text:style-name="T44">. (</text:span><text:span text:style-name="T46">19</text:span><text:span text:style-name="T44"> de </text:span><text:span text:style-name="T46">abril</text:span><text:span text:style-name="T44"> de 20</text:span><text:span text:style-name="T46">17</text:span><text:span text:style-name="T44">). En </text:span><text:span text:style-name="Emphasis"><text:span text:style-name="T55">Scribd</text:span></text:span><text:span text:style-name="T44">. </text:span><text:span text:style-name="T45">Recuperado el 1</text:span><text:span text:style-name="T46">8</text:span><text:span text:style-name="T45"> de septiembre de 2020 desde </text:span><text:a xlink:type="simple" xlink:href="https://es.scribd.com/document/345774524/Conceptos-de-Confiabilidad-Mantenibilidad-y-Soportabilidad" text:style-name="Internet_20_link" text:visited-style-name="Visited_20_Internet_20_Link"><text:span text:style-name="T57">https://es.scribd.com/document/345774524/Conceptos-de-Confiabilidad-Mantenibilidad-y-Soportabilidad</text:span></text:a></text:h>
      <text:p text:style-name="P52"/>
      <text:h text:style-name="P57" text:outline-level="1"><text:span text:style-name="T63">Capturing Architectural Requirements</text:span><text:span text:style-name="T44">. </text:span><text:span text:style-name="T47">(</text:span><text:span text:style-name="T51">15 de noviembre de 2005</text:span><text:span text:style-name="T47">)</text:span><text:span text:style-name="T44"> En </text:span><text:span text:style-name="Emphasis"><text:span text:style-name="T55">IBM Corp</text:span></text:span><text:span text:style-name="T44">. </text:span><text:span text:style-name="T45">Recuperado el 1</text:span><text:span text:style-name="T46">8</text:span><text:span text:style-name="T45"> de septiembre de 2020 desde </text:span><text:a xlink:type="simple" xlink:href="https://www.ibm.com/developerworks/rational/library/4706.html" text:style-name="Internet_20_link" text:visited-style-name="Visited_20_Internet_20_Link"><text:span text:style-name="T57">https://www.ibm.com/developerworks/rational/library/4706.html</text:span></text:a></text:h>
      <text:p text:style-name="P53"/>
      <text:h text:style-name="P58" text:outline-level="1"><text:span text:style-name="T63">Requisitos no funcionales</text:span><text:span text:style-name="T44">. En </text:span><text:span text:style-name="T56">Libro digital Modelado UML en Ingeniería del Software.</text:span><text:span text:style-name="T44"> </text:span><text:span text:style-name="T45">Recuperado el 1</text:span><text:span text:style-name="T46">8</text:span><text:span text:style-name="T45"> de septiembre de 2020 desde </text:span><text:a xlink:type="simple" xlink:href="https://personales.unican.es/blancobc/apuntesis/modeladoUML/RNF/index.html" text:style-name="Internet_20_link" text:visited-style-name="Visited_20_Internet_20_Link"><text:span text:style-name="T57">https://personales.unican.es/blancobc/apuntesis/modeladoUML/RNF/index.html</text:span></text:a></text:h>
      <text:p text:style-name="P54"/>
      <text:h text:style-name="P58" text:outline-level="1"><text:span text:style-name="T63">Especificación de Requisitos del Sistema</text:span><text:span text:style-name="T44">. </text:span><text:span text:style-name="T47">(</text:span><text:span text:style-name="T48">1</text:span><text:span text:style-name="T51"> de </text:span><text:span text:style-name="T52">marzo</text:span><text:span text:style-name="T51"> de 20</text:span><text:span text:style-name="T52">13</text:span><text:span text:style-name="T47">)</text:span><text:span text:style-name="T44"> En </text:span><text:span text:style-name="Emphasis"><text:span text:style-name="T55">Marco de Desarrollo de la Junta de Andalucía (MADEJA)</text:span></text:span><text:span text:style-name="T44">. </text:span><text:span text:style-name="T45">Recuperado el 1</text:span><text:span text:style-name="T46">8</text:span><text:span text:style-name="T45"> de septiembre de 2020 desde </text:span><text:a xlink:type="simple" xlink:href="http://www.juntadeandalucia.es/servicios/madeja/contenido/recurso/407" text:style-name="Internet_20_link" text:visited-style-name="Visited_20_Internet_20_Link"><text:span text:style-name="T57">http://www.juntadeandalucia.es/servicios/madeja/contenido/recurso/407</text:span></text:a></text:h>
      <text:p text:style-name="P80"/>
      <text:h text:style-name="P59" text:outline-level="1"><text:span text:style-name="T63">Non-Functional Requirements</text:span><text:span text:style-name="T44">. </text:span><text:span text:style-name="T47">(</text:span><text:span text:style-name="T50">12</text:span><text:span text:style-name="T51"> de </text:span><text:span text:style-name="T52">marzo</text:span><text:span text:style-name="T51"> de 20</text:span><text:span text:style-name="T54">08</text:span><text:span text:style-name="T47">)</text:span><text:span text:style-name="T44"> En </text:span><text:span text:style-name="Emphasis"><text:span text:style-name="T55">Marco de Desarrollo de la Junta de Andalucía (MADEJA)</text:span></text:span><text:span text:style-name="T44">. </text:span><text:span text:style-name="T45">Recuperado el 1</text:span><text:span text:style-name="T46">8</text:span><text:span text:style-name="T45"> de septiembre de 2020 desde </text:span><text:a xlink:type="simple" xlink:href="https://www.site.uottawa.ca/~bochmann/SEG3101/Notes/SEG3101-ch3-4%20-%20Non-Functional%20Requirements%20-%20Qualities.pdf" text:style-name="Internet_20_link" text:visited-style-name="Visited_20_Internet_20_Link"><text:span text:style-name="T75">https://www.site.uottawa.ca/~bochmann/SEG3101/Notes/SEG3101-ch3-4%20-%20Non-Functional%20Requirements%20-%20Qualities.pdf</text:span></text:a></text:h>
      <text:p text:style-name="P51"/>
      <text:h text:style-name="P59" text:outline-level="1"><text:soft-page-break/><text:span text:style-name="T63">Architectural Requirements</text:span><text:span text:style-name="T44">. </text:span><text:span text:style-name="T47">(</text:span><text:span text:style-name="T49">30</text:span><text:span text:style-name="T51"> de </text:span><text:span text:style-name="T53">abril</text:span><text:span text:style-name="T51"> de 20</text:span><text:span text:style-name="T54">0</text:span><text:span text:style-name="T53">4</text:span><text:span text:style-name="T47">)</text:span><text:span text:style-name="T44"> </text:span><text:span text:style-name="T53">IBM</text:span><text:span text:style-name="T44">. </text:span><text:span text:style-name="T45">Recuperado el 1</text:span><text:span text:style-name="T46">8</text:span><text:span text:style-name="T45"> de septiembre de 2020 desde </text:span><text:a xlink:type="simple" xlink:href="https://www.ibm.com/developerworks/rational/library/4708.html" text:style-name="Internet_20_link" text:visited-style-name="Visited_20_Internet_20_Link"><text:span text:style-name="T75">https://www.ibm.com/developerworks/rational/library/4708.html</text:span></text:a></text:h>
      <text:p text:style-name="P56"/>
      <text:h text:style-name="P59" text:outline-level="1"><text:span text:style-name="T63">What are Accuracy Requirements?</text:span><text:span text:style-name="T44"> </text:span><text:span text:style-name="T47">(</text:span><text:span text:style-name="T53">02</text:span><text:span text:style-name="T51"> de </text:span><text:span text:style-name="T53">mayo</text:span><text:span text:style-name="T51"> de 20</text:span><text:span text:style-name="T53">18</text:span><text:span text:style-name="T47">)</text:span><text:span text:style-name="T44"> </text:span><text:span text:style-name="T49">R</text:span><text:span text:style-name="T53">equirements</text:span><text:span text:style-name="T44">. </text:span><text:span text:style-name="T45">Recuperado el 1</text:span><text:span text:style-name="T46">8</text:span><text:span text:style-name="T45"> de septiembre de 2020 desde </text:span><text:a xlink:type="simple" xlink:href="https://requirements.com/Content/What-is/what-are-accuracy-requirements#:~:text=For%20the%20purposes%20of%20this,will%20record%20or%20produce%20data" text:style-name="Internet_20_link" text:visited-style-name="Visited_20_Internet_20_Link"><text:span text:style-name="T57">https://requirements.com/Content/What-is/what-are-accuracy-requirements#:~:text=For%20the%20purposes%20of%20this,will%20record%20or%20produce%20data</text:span></text:a><text:a xlink:type="simple" xlink:href="https://requirements.com/Content/What-is/what-are-accuracy-requirements#:~:text=For%20the%20purposes%20of%20this,will%20record%20or%20produce%20data." text:style-name="Internet_20_link" text:visited-style-name="Visited_20_Internet_20_Link"><text:span text:style-name="T57">.</text:span></text:a></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scar Darío Botero Vargas</meta:initial-creator>
    <meta:creation-date>2019-12-15T15:55:36.764007651</meta:creation-date>
    <dc:date>2020-09-18T23:21:34.536870322</dc:date>
    <meta:editing-duration>P3DT23H36M28S</meta:editing-duration>
    <meta:editing-cycles>1983</meta:editing-cycles>
    <meta:generator>LibreOffice/6.0.7.3$Linux_X86_64 LibreOffice_project/00m0$Build-3</meta:generator>
    <dc:creator>Oscar Darío Botero Vargas</dc:creator>
    <meta:document-statistic meta:table-count="0" meta:image-count="0" meta:object-count="0" meta:page-count="7" meta:paragraph-count="81" meta:word-count="1934" meta:character-count="13702" meta:non-whitespace-character-count="11851"/>
  </office:meta>
</office:document-meta>
</file>